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3.74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9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500">
            <text:p>5500</text:p>
          </table:table-cell>
          <table:table-cell office:value-type="float" office:value="10047">
            <text:p>10047</text:p>
          </table:table-cell>
          <table:table-cell office:value-type="float" office:value="15484">
            <text:p>15484</text:p>
          </table:table-cell>
          <table:table-cell office:value-type="float" office:value="20031">
            <text:p>20031</text:p>
          </table:table-cell>
          <table:table-cell office:value-type="float" office:value="25469">
            <text:p>25469</text:p>
          </table:table-cell>
          <table:table-cell office:value-type="float" office:value="30031">
            <text:p>30031</text:p>
          </table:table-cell>
          <table:table-cell office:value-type="float" office:value="35500">
            <text:p>35500</text:p>
          </table:table-cell>
          <table:table-cell office:value-type="float" office:value="40047">
            <text:p>40047</text:p>
          </table:table-cell>
          <table:table-cell office:value-type="float" office:value="45500">
            <text:p>45500</text:p>
          </table:table-cell>
          <table:table-cell office:value-type="float" office:value="50062">
            <text:p>50062</text:p>
          </table:table-cell>
          <table:table-cell office:value-type="float" office:value="55515">
            <text:p>55515</text:p>
          </table:table-cell>
          <table:table-cell office:value-type="float" office:value="60062">
            <text:p>60062</text:p>
          </table:table-cell>
          <table:table-cell office:value-type="float" office:value="65531">
            <text:p>65531</text:p>
          </table:table-cell>
          <table:table-cell office:value-type="float" office:value="70047">
            <text:p>70047</text:p>
          </table:table-cell>
          <table:table-cell office:value-type="float" office:value="75515">
            <text:p>75515</text:p>
          </table:table-cell>
          <table:table-cell office:value-type="float" office:value="80031">
            <text:p>80031</text:p>
          </table:table-cell>
          <table:table-cell office:value-type="float" office:value="85469">
            <text:p>85469</text:p>
          </table:table-cell>
          <table:table-cell office:value-type="float" office:value="90031">
            <text:p>90031</text:p>
          </table:table-cell>
          <table:table-cell office:value-type="float" office:value="95484">
            <text:p>95484</text:p>
          </table:table-cell>
          <table:table-cell office:value-type="float" office:value="100047">
            <text:p>100047</text:p>
          </table:table-cell>
          <table:table-cell office:value-type="float" office:value="105515">
            <text:p>105515</text:p>
          </table:table-cell>
          <table:table-cell office:value-type="float" office:value="110078">
            <text:p>110078</text:p>
          </table:table-cell>
          <table:table-cell office:value-type="float" office:value="115547">
            <text:p>115547</text:p>
          </table:table-cell>
          <table:table-cell office:value-type="float" office:value="120140">
            <text:p>120140</text:p>
          </table:table-cell>
          <table:table-cell office:value-type="float" office:value="125609">
            <text:p>125609</text:p>
          </table:table-cell>
          <table:table-cell office:value-type="float" office:value="130172">
            <text:p>130172</text:p>
          </table:table-cell>
          <table:table-cell office:value-type="float" office:value="135656">
            <text:p>135656</text:p>
          </table:table-cell>
          <table:table-cell office:value-type="float" office:value="140172">
            <text:p>140172</text:p>
          </table:table-cell>
          <table:table-cell office:value-type="float" office:value="145672">
            <text:p>145672</text:p>
          </table:table-cell>
          <table:table-cell office:value-type="float" office:value="150265">
            <text:p>150265</text:p>
          </table:table-cell>
          <table:table-cell office:value-type="float" office:value="155687">
            <text:p>155687</text:p>
          </table:table-cell>
          <table:table-cell office:value-type="float" office:value="160234">
            <text:p>160234</text:p>
          </table:table-cell>
          <table:table-cell office:value-type="float" office:value="165672">
            <text:p>165672</text:p>
          </table:table-cell>
          <table:table-cell office:value-type="float" office:value="170219">
            <text:p>170219</text:p>
          </table:table-cell>
          <table:table-cell office:value-type="float" office:value="175687">
            <text:p>175687</text:p>
          </table:table-cell>
          <table:table-cell office:value-type="float" office:value="180234">
            <text:p>180234</text:p>
          </table:table-cell>
          <table:table-cell office:value-type="float" office:value="185672">
            <text:p>185672</text:p>
          </table:table-cell>
          <table:table-cell office:value-type="float" office:value="190219">
            <text:p>190219</text:p>
          </table:table-cell>
          <table:table-cell office:value-type="float" office:value="195750">
            <text:p>195750</text:p>
          </table:table-cell>
          <table:table-cell office:value-type="float" office:value="200344">
            <text:p>200344</text:p>
          </table:table-cell>
          <table:table-cell office:value-type="float" office:value="205890">
            <text:p>205890</text:p>
          </table:table-cell>
          <table:table-cell office:value-type="float" office:value="210515">
            <text:p>210515</text:p>
          </table:table-cell>
          <table:table-cell office:value-type="float" office:value="215156">
            <text:p>215156</text:p>
          </table:table-cell>
          <table:table-cell office:value-type="float" office:value="220734">
            <text:p>220734</text:p>
          </table:table-cell>
          <table:table-cell office:value-type="float" office:value="225375">
            <text:p>225375</text:p>
          </table:table-cell>
          <table:table-cell office:value-type="float" office:value="230000">
            <text:p>230000</text:p>
          </table:table-cell>
          <table:table-cell office:value-type="float" office:value="235469">
            <text:p>235469</text:p>
          </table:table-cell>
          <table:table-cell office:value-type="float" office:value="240031">
            <text:p>240031</text:p>
          </table:table-cell>
          <table:table-cell office:value-type="float" office:value="245500">
            <text:p>245500</text:p>
          </table:table-cell>
          <table:table-cell office:value-type="float" office:value="250047">
            <text:p>250047</text:p>
          </table:table-cell>
          <table:table-cell office:value-type="float" office:value="255500">
            <text:p>255500</text:p>
          </table:table-cell>
          <table:table-cell office:value-type="float" office:value="260047">
            <text:p>260047</text:p>
          </table:table-cell>
          <table:table-cell office:value-type="float" office:value="265515">
            <text:p>265515</text:p>
          </table:table-cell>
          <table:table-cell office:value-type="float" office:value="270047">
            <text:p>270047</text:p>
          </table:table-cell>
          <table:table-cell office:value-type="float" office:value="275500">
            <text:p>275500</text:p>
          </table:table-cell>
          <table:table-cell office:value-type="float" office:value="280015">
            <text:p>280015</text:p>
          </table:table-cell>
          <table:table-cell office:value-type="float" office:value="285469">
            <text:p>285469</text:p>
          </table:table-cell>
          <table:table-cell office:value-type="float" office:value="290875">
            <text:p>290875</text:p>
          </table:table-cell>
          <table:table-cell office:value-type="float" office:value="295406">
            <text:p>295406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59" office:value-type="float" office:value="183329.110674037">
            <text:p>183329,11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59" office:value-type="float" office:value="1">
            <text:p>1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183329.110674037">
            <text:p>183329,11</text:p>
          </table:table-cell>
          <table:table-cell table:number-columns-repeated="58"/>
        </table:table-row>
        <table:table-row table:style-name="ro1">
          <table:table-cell office:value-type="string">
            <text:p>Varianza:</text:p>
          </table:table-cell>
          <table:table-cell table:formula="oooc:=VAR([.B2:.BH2])" office:value-type="float" office:value="3.15994552407002E-021">
            <text:p>0</text:p>
          </table:table-cell>
          <table:table-cell table:number-columns-repeated="58"/>
        </table:table-row>
        <table:table-row table:style-name="ro1">
          <table:table-cell/>
          <table:table-cell>
            <draw:frame table:end-cell-address="Sheet1.G30" table:end-x="3.09cm" table:end-y="0.028cm" draw:z-index="0" svg:width="19.103cm" svg:height="10.111cm" svg:x="2.631cm" svg:y="0.304cm">
              <draw:object draw:notify-on-update-of-ranges="Sheet1.A1:Sheet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6">26/12/2007</text:date>, <text:time>18:26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12-26T18:24:42</meta:creation-date>
    <dc:creator>Hugo Meyer</dc:creator>
    <dc:date>2007-12-26T18:26:46</dc:date>
    <dc:language>es-E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8.7999992370605pt" style:font-family-asian="'Arial Unicode MS'" style:font-pitch-asian="variable" style:font-size-asian="18.7999992370605pt" style:font-family-complex="Tahoma" style:font-pitch-complex="variable" style:font-size-complex="18.799999237060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8.69999980926514pt" style:font-family-asian="'Arial Unicode MS'" style:font-pitch-asian="variable" style:font-size-asian="8.69999980926514pt" style:font-family-complex="Tahoma" style:font-pitch-complex="variable" style:font-size-complex="8.69999980926514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1000003814697pt" style:font-family-asian="'Arial Unicode MS'" style:font-pitch-asian="variable" style:font-size-asian="10.1000003814697pt" style:font-family-complex="Tahoma" style:font-pitch-complex="variable" style:font-size-complex="10.1000003814697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13pt" style:font-family-asian="'Arial Unicode MS'" style:font-pitch-asian="variable" style:font-size-asian="13pt" style:font-family-complex="Tahoma" style:font-pitch-complex="variable" style:font-size-complex="13pt"/>
    </style:style>
    <style:style style:name="ch7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1000003814697pt" style:font-family-asian="'Arial Unicode MS'" style:font-pitch-asian="variable" style:font-size-asian="10.1000003814697pt" style:font-family-complex="Tahoma" style:font-pitch-complex="variable" style:font-size-complex="10.1000003814697pt"/>
    </style:style>
    <style:style style:name="ch8" style:family="chart">
      <style:graphic-properties svg:stroke-color="#993366" draw:fill-color="#993366"/>
      <style:text-properties fo:font-family="Arial" style:font-family-generic="swiss" style:font-pitch="variable" fo:font-size="8.69999980926514pt" style:font-family-asian="'Arial Unicode MS'" style:font-pitch-asian="variable" style:font-size-asian="8.69999980926514pt" style:font-family-complex="Tahoma" style:font-pitch-complex="variable" style:font-size-complex="8.69999980926514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9.104cm" svg:height="10.112cm" chart:class="chart:scatter" chart:style-name="ch1">
        <chart:title svg:x="7.083cm" svg:y="0.202cm" chart:style-name="ch2">
          <text:p>Tiempo vs Costo</text:p>
        </chart:title>
        <chart:legend chart:legend-position="end" svg:x="17.312cm" svg:y="4.781cm" chart:style-name="ch3"/>
        <chart:plot-area chart:style-name="ch4" table:cell-range-address="Sheet1.$A$1:.$BH$2" chart:data-source-has-labels="column" chart:table-number-list="0" svg:x="0.382cm" svg:y="1.343cm" svg:width="16.167cm" svg:height="8.567cm">
          <chart:axis chart:dimension="x" chart:name="primary-x" chart:style-name="ch5">
            <chart:title svg:x="8.561cm" svg:y="9.39cm" chart:style-name="ch6">
              <text:p>Tiempo</text:p>
            </chart:title>
            <chart:categories table:cell-range-address="local-table.A2:.A60"/>
          </chart:axis>
          <chart:axis chart:dimension="y" chart:name="primary-y" chart:style-name="ch7">
            <chart:title svg:x="0.382cm" svg:y="5.542cm" chart:style-name="ch6">
              <text:p>Costo</text:p>
            </chart:title>
            <chart:grid chart:class="major"/>
          </chart:axis>
          <chart:series chart:style-name="ch8">
            <chart:domain/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</table:table-row>
          </table:table-header-rows>
          <table:table-rows>
            <table:table-row>
              <table:table-cell office:value-type="string">
                <text:p>Tiempo</text:p>
              </table:table-cell>
              <table:table-cell office:value-type="float" office:value="5500">
                <text:p>5500</text:p>
              </table:table-cell>
              <table:table-cell office:value-type="float" office:value="10047">
                <text:p>10047</text:p>
              </table:table-cell>
              <table:table-cell office:value-type="float" office:value="15484">
                <text:p>15484</text:p>
              </table:table-cell>
              <table:table-cell office:value-type="float" office:value="20031">
                <text:p>20031</text:p>
              </table:table-cell>
              <table:table-cell office:value-type="float" office:value="25469">
                <text:p>25469</text:p>
              </table:table-cell>
              <table:table-cell office:value-type="float" office:value="30031">
                <text:p>30031</text:p>
              </table:table-cell>
              <table:table-cell office:value-type="float" office:value="35500">
                <text:p>35500</text:p>
              </table:table-cell>
              <table:table-cell office:value-type="float" office:value="40047">
                <text:p>40047</text:p>
              </table:table-cell>
              <table:table-cell office:value-type="float" office:value="45500">
                <text:p>45500</text:p>
              </table:table-cell>
              <table:table-cell office:value-type="float" office:value="50062">
                <text:p>50062</text:p>
              </table:table-cell>
              <table:table-cell office:value-type="float" office:value="55515">
                <text:p>55515</text:p>
              </table:table-cell>
              <table:table-cell office:value-type="float" office:value="60062">
                <text:p>60062</text:p>
              </table:table-cell>
              <table:table-cell office:value-type="float" office:value="65531">
                <text:p>65531</text:p>
              </table:table-cell>
              <table:table-cell office:value-type="float" office:value="70047">
                <text:p>70047</text:p>
              </table:table-cell>
              <table:table-cell office:value-type="float" office:value="75515">
                <text:p>75515</text:p>
              </table:table-cell>
              <table:table-cell office:value-type="float" office:value="80031">
                <text:p>80031</text:p>
              </table:table-cell>
              <table:table-cell office:value-type="float" office:value="85469">
                <text:p>85469</text:p>
              </table:table-cell>
              <table:table-cell office:value-type="float" office:value="90031">
                <text:p>90031</text:p>
              </table:table-cell>
              <table:table-cell office:value-type="float" office:value="95484">
                <text:p>95484</text:p>
              </table:table-cell>
              <table:table-cell office:value-type="float" office:value="100047">
                <text:p>100047</text:p>
              </table:table-cell>
              <table:table-cell office:value-type="float" office:value="105515">
                <text:p>105515</text:p>
              </table:table-cell>
              <table:table-cell office:value-type="float" office:value="110078">
                <text:p>110078</text:p>
              </table:table-cell>
              <table:table-cell office:value-type="float" office:value="115547">
                <text:p>115547</text:p>
              </table:table-cell>
              <table:table-cell office:value-type="float" office:value="120140">
                <text:p>120140</text:p>
              </table:table-cell>
              <table:table-cell office:value-type="float" office:value="125609">
                <text:p>125609</text:p>
              </table:table-cell>
              <table:table-cell office:value-type="float" office:value="130172">
                <text:p>130172</text:p>
              </table:table-cell>
              <table:table-cell office:value-type="float" office:value="135656">
                <text:p>135656</text:p>
              </table:table-cell>
              <table:table-cell office:value-type="float" office:value="140172">
                <text:p>140172</text:p>
              </table:table-cell>
              <table:table-cell office:value-type="float" office:value="145672">
                <text:p>145672</text:p>
              </table:table-cell>
              <table:table-cell office:value-type="float" office:value="150265">
                <text:p>150265</text:p>
              </table:table-cell>
              <table:table-cell office:value-type="float" office:value="155687">
                <text:p>155687</text:p>
              </table:table-cell>
              <table:table-cell office:value-type="float" office:value="160234">
                <text:p>160234</text:p>
              </table:table-cell>
              <table:table-cell office:value-type="float" office:value="165672">
                <text:p>165672</text:p>
              </table:table-cell>
              <table:table-cell office:value-type="float" office:value="170219">
                <text:p>170219</text:p>
              </table:table-cell>
              <table:table-cell office:value-type="float" office:value="175687">
                <text:p>175687</text:p>
              </table:table-cell>
              <table:table-cell office:value-type="float" office:value="180234">
                <text:p>180234</text:p>
              </table:table-cell>
              <table:table-cell office:value-type="float" office:value="185672">
                <text:p>185672</text:p>
              </table:table-cell>
              <table:table-cell office:value-type="float" office:value="190219">
                <text:p>190219</text:p>
              </table:table-cell>
              <table:table-cell office:value-type="float" office:value="195750">
                <text:p>195750</text:p>
              </table:table-cell>
              <table:table-cell office:value-type="float" office:value="200344">
                <text:p>200344</text:p>
              </table:table-cell>
              <table:table-cell office:value-type="float" office:value="205890">
                <text:p>205890</text:p>
              </table:table-cell>
              <table:table-cell office:value-type="float" office:value="210515">
                <text:p>210515</text:p>
              </table:table-cell>
              <table:table-cell office:value-type="float" office:value="215156">
                <text:p>215156</text:p>
              </table:table-cell>
              <table:table-cell office:value-type="float" office:value="220734">
                <text:p>220734</text:p>
              </table:table-cell>
              <table:table-cell office:value-type="float" office:value="225375">
                <text:p>225375</text:p>
              </table:table-cell>
              <table:table-cell office:value-type="float" office:value="230000">
                <text:p>230000</text:p>
              </table:table-cell>
              <table:table-cell office:value-type="float" office:value="235469">
                <text:p>235469</text:p>
              </table:table-cell>
              <table:table-cell office:value-type="float" office:value="240031">
                <text:p>240031</text:p>
              </table:table-cell>
              <table:table-cell office:value-type="float" office:value="245500">
                <text:p>245500</text:p>
              </table:table-cell>
              <table:table-cell office:value-type="float" office:value="250047">
                <text:p>250047</text:p>
              </table:table-cell>
              <table:table-cell office:value-type="float" office:value="255500">
                <text:p>255500</text:p>
              </table:table-cell>
              <table:table-cell office:value-type="float" office:value="260047">
                <text:p>260047</text:p>
              </table:table-cell>
              <table:table-cell office:value-type="float" office:value="265515">
                <text:p>265515</text:p>
              </table:table-cell>
              <table:table-cell office:value-type="float" office:value="270047">
                <text:p>270047</text:p>
              </table:table-cell>
              <table:table-cell office:value-type="float" office:value="275500">
                <text:p>275500</text:p>
              </table:table-cell>
              <table:table-cell office:value-type="float" office:value="280015">
                <text:p>280015</text:p>
              </table:table-cell>
              <table:table-cell office:value-type="float" office:value="285469">
                <text:p>285469</text:p>
              </table:table-cell>
              <table:table-cell office:value-type="float" office:value="290875">
                <text:p>290875</text:p>
              </table:table-cell>
              <table:table-cell office:value-type="float" office:value="295406">
                <text:p>295406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3329.110674037">
                <text:p>183329.110674037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